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95cm"/>
    </style:style>
    <style:style style:name="pr5" style:family="presentation" style:parent-style-name="Default-outline1">
      <style:graphic-properties fo:min-height="12.44cm"/>
    </style:style>
    <style:style style:name="pr6" style:family="presentation" style:parent-style-name="Default-outline1">
      <style:graphic-properties fo:min-height="15.231cm"/>
    </style:style>
    <style:style style:name="pr7" style:family="presentation" style:parent-style-name="Default-outline1">
      <style:graphic-properties fo:min-height="17.337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2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3: Continuous Integration 2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Review exercise 2: One volunteer to show the solution.</text:p>
              </text:list-item>
              <text:list-item>
                <text:p>Show how to add a build step to the pipeline.</text:p>
              </text:list-item>
              <text:list-item>
                <text:p>Show how to integrate a signing step to the pipeline.</text:p>
              </text:list-item>
              <text:list-item>
                <text:p>Show how to add a distribution step to the pipeline (links only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3: Continuous Integration 2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Briefly discuss BoxView and TableView</text:p>
              </text:list-item>
              <text:list-item>
                <text:p>Show a possible solution for exercise 2 (TripLog)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5" draw:layer="layout" svg:width="25.199cm" svg:height="12.44cm" svg:x="1.4cm" svg:y="4.914cm" presentation:class="outline" presentation:user-transformed="true">
          <draw:text-box>
            <text:list text:style-name="L2">
              <text:list-item>
                <text:p>Why MVVM?</text:p>
              </text:list-item>
              <text:list-item>
                <text:p>Elements:</text:p>
                <text:list>
                  <text:list-item>
                    <text:p>(Generally) one additional class (the ViewModel) for each ContentPage</text:p>
                  </text:list-item>
                  <text:list-item>
                    <text:p>Instance of this class to be assigned to the BindingContext property of the View</text:p>
                  </text:list-item>
                  <text:list-item>
                    <text:p>All dependencies to be injected in the ViewModel</text:p>
                  </text:list-item>
                  <text:list-item>
                    <text:p>View and ViewModel communicate through Binding (Commands and Dependency properti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2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Binding:</text:p>
                <text:list>
                  <text:list-item>
                    <text:p>Simple property</text:p>
                  </text:list-item>
                  <text:list-item>
                    <text:p>Observable collection</text:p>
                  </text:list-item>
                  <text:list-item>
                    <text:p>Simple command</text:p>
                  </text:list-item>
                  <text:list-item>
                    <text:p>Parameterized command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6" draw:layer="layout" svg:width="25.199cm" svg:height="16.997cm" svg:x="1.4cm" svg:y="4.914cm" presentation:class="outline" presentation:user-transformed="true">
          <draw:text-box>
            <text:list text:style-name="L2">
              <text:list-item>
                <text:p>Documentation:</text:p>
                <text:list>
                  <text:list-item>
                    <text:p>https://docs.microsoft.com/en-us/xamarin/xamarin-forms/enterprise-application-patterns/mvvm</text:p>
                  </text:list-item>
                </text:list>
              </text:list-item>
              <text:list-item>
                <text:p>Example: Demo</text:p>
              </text:list-item>
              <text:list-item>
                <text:p>Test the demo through the ViewModels </text:p>
              </text:list-item>
              <text:list-item>
                <text:p>Exercise 1: Refactor the calculator so as to use MVVM. </text:p>
              </text:list-item>
              <text:list-item>
                <text:p>Exercise 2: Refactor TripLog so as to use MVVM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4: Preparation</text:p>
          </draw:text-box>
        </draw:frame>
        <draw:frame presentation:style-name="pr7" draw:layer="layout" svg:width="25.199cm" svg:height="17.337cm" svg:x="1.5cm" svg:y="4cm" presentation:class="outline" presentation:user-transformed="true">
          <draw:text-box>
            <text:list text:style-name="L2">
              <text:list-item>
                <text:p>Calculator completed with:</text:p>
                <text:list>
                  <text:list-item>
                    <text:p>No code behind</text:p>
                  </text:list-item>
                  <text:list-item>
                    <text:p>Feature-complete</text:p>
                  </text:list-item>
                  <text:list-item>
                    <text:p>Fully tested (through ICalculator)</text:p>
                  </text:list-item>
                  <text:list-item>
                    <text:p>Build with testing and signing green</text:p>
                  </text:list-item>
                </text:list>
              </text:list-item>
              <text:list-item>
                <text:p>TripLog with:</text:p>
                <text:list>
                  <text:list-item>
                    <text:p>As little code behind as possible</text:p>
                  </text:list-item>
                  <text:list-item>
                    <text:p>Build with testing and signing green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9H46M26S</meta:editing-duration>
    <meta:editing-cycles>44</meta:editing-cycles>
    <meta:generator>LibreOffice/5.4.3.2$Windows_X86_64 LibreOffice_project/92a7159f7e4af62137622921e809f8546db437e5</meta:generator>
    <dc:date>2019-12-06T10:47:56.999000000</dc:date>
    <meta:document-statistic meta:object-count="49"/>
  </office:meta>
</office:document-meta>
</file>